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C1531094D0DC4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New Sung" svg:font-family="'AR PL New Sung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4.2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8.6cm" svg:height="16.079cm" svg:x="0cm" svg:y="4.09cm">
          <draw:image xlink:href="Pictures/1000000000000556000003003C1531094D0DC4BB.png" xlink:type="simple" xlink:show="embed" xlink:actuate="onLoad">
            <text:p/>
          </draw:image>
        </draw:frame>
        <draw:frame presentation:style-name="pr1" draw:layer="layout" svg:width="26cm" svg:height="2.957cm" svg:x="1cm" svg:y="0.69cm" presentation:class="title" presentation:user-transformed="true">
          <draw:text-box>
            <text:p>«SFB» – Новое слово в общении человек-машина</text:p>
          </draw:text-box>
        </draw:frame>
        <draw:frame presentation:style-name="pr2" draw:text-style-name="P3" draw:layer="layout" svg:width="26cm" svg:height="4.589cm" svg:x="1cm" svg:y="6.212cm" presentation:class="subtitle" presentation:user-transformed="true">
          <draw:text-box>
            <text:p text:style-name="P2"><text:span text:style-name="T1">«SFB» является некоммерческой заменой сервиса Siri, потребляющей мало оперативной памяти, экономящей траффик и не требующей для работы графического окружени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New Sung" svg:font-family="'AR PL New Sung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0:05:29.794703360</meta:creation-date>
    <meta:generator>LibreOffice/5.0.6.3$Linux_X86_64 LibreOffice_project/00m0$Build-3</meta:generator>
    <dc:date>2016-07-28T15:51:09.336268919</dc:date>
    <meta:editing-duration>PT5M44S</meta:editing-duration>
    <meta:editing-cycles>1</meta:editing-cycles>
    <meta:document-statistic meta:object-count="52"/>
  </office:meta>
</office:document-meta>
</file>